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F00000922552EBE4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7055in" fo:margin-right="-0.7898in" fo:text-indent="0in" style:auto-text-indent="false" style:page-number="auto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font-name="Arial" fo:font-size="15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q_i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4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4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9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5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5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5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6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6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7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7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7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8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8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8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9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0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9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0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0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3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2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11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1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1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2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13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max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min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max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min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max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min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13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spec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spec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spec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3" form:id="control53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4" form:id="control54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ecked" form:control-implementation="ooo:com.sun.star.form.component.TextField" xml:id="control55" form:id="control55" form:current-value="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temp1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temp1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low_temp2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med_temp2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high_temp2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1.0406in" svg:height="0.1287in" svg:x="1.5819in" svg:y="0.7528in" draw:control="control1"/><draw:control text:anchor-type="paragraph" draw:z-index="1" draw:style-name="gr1" draw:text-style-name="P2" svg:width="1.0406in" svg:height="0.1287in" svg:x="1.6508in" svg:y="1.089in" draw:control="control2"/><draw:control text:anchor-type="paragraph" draw:z-index="2" draw:style-name="gr1" draw:text-style-name="P2" svg:width="1.0406in" svg:height="0.1287in" svg:x="1.6854in" svg:y="0.9209in" draw:control="control3"/><draw:control text:anchor-type="paragraph" draw:z-index="3" draw:style-name="gr1" draw:text-style-name="P2" svg:width="1.0406in" svg:height="0.1287in" svg:x="4.3882in" svg:y="0.748in" draw:control="control4"/><draw:control text:anchor-type="paragraph" draw:z-index="4" draw:style-name="gr1" draw:text-style-name="P2" svg:width="0.4287in" svg:height="0.1287in" svg:x="0.8228in" svg:y="9.1228in" draw:control="control5"/><draw:control text:anchor-type="paragraph" draw:z-index="5" draw:style-name="gr1" draw:text-style-name="P2" svg:width="0.4287in" svg:height="0.1287in" svg:x="0.8189in" svg:y="9.3563in" draw:control="control6"/><draw:control text:anchor-type="paragraph" draw:z-index="6" draw:style-name="gr1" draw:text-style-name="P2" svg:width="0.4287in" svg:height="0.1287in" svg:x="0.8189in" svg:y="9.5728in" draw:control="control7"/><draw:control text:anchor-type="paragraph" draw:z-index="7" draw:style-name="gr1" draw:text-style-name="P2" svg:width="0.4287in" svg:height="0.1287in" svg:x="1.2854in" svg:y="9.1228in" draw:control="control8"/><draw:control text:anchor-type="paragraph" draw:z-index="8" draw:style-name="gr1" draw:text-style-name="P2" svg:width="0.4287in" svg:height="0.1287in" svg:x="1.2898in" svg:y="9.3563in" draw:control="control9"/><draw:control text:anchor-type="paragraph" draw:z-index="9" draw:style-name="gr1" draw:text-style-name="P2" svg:width="0.4287in" svg:height="0.1287in" svg:x="1.2854in" svg:y="9.5728in" draw:control="control10"/><draw:control text:anchor-type="paragraph" draw:z-index="10" draw:style-name="gr1" draw:text-style-name="P2" svg:width="0.4287in" svg:height="0.1287in" svg:x="1.748in" svg:y="9.1228in" draw:control="control11"/><draw:control text:anchor-type="paragraph" draw:z-index="11" draw:style-name="gr1" draw:text-style-name="P2" svg:width="0.4287in" svg:height="0.1287in" svg:x="1.748in" svg:y="9.3563in" draw:control="control12"/><draw:control text:anchor-type="paragraph" draw:z-index="12" draw:style-name="gr1" draw:text-style-name="P2" svg:width="0.4287in" svg:height="0.1287in" svg:x="1.748in" svg:y="9.5772in" draw:control="control13"/><draw:control text:anchor-type="paragraph" draw:z-index="13" draw:style-name="gr1" draw:text-style-name="P2" svg:width="0.4287in" svg:height="0.1287in" svg:x="2.2146in" svg:y="9.352in" draw:control="control14"/><draw:control text:anchor-type="paragraph" draw:z-index="14" draw:style-name="gr1" draw:text-style-name="P2" svg:width="0.4287in" svg:height="0.1287in" svg:x="2.2146in" svg:y="9.5772in" draw:control="control15"/><draw:control text:anchor-type="paragraph" draw:z-index="15" draw:style-name="gr1" draw:text-style-name="P2" svg:width="0.4287in" svg:height="0.1287in" svg:x="2.2146in" svg:y="9.1228in" draw:control="control16"/><draw:control text:anchor-type="paragraph" draw:z-index="16" draw:style-name="gr1" draw:text-style-name="P2" svg:width="0.4287in" svg:height="0.1287in" svg:x="4.5354in" svg:y="9.1228in" draw:control="control17"/><draw:control text:anchor-type="paragraph" draw:z-index="17" draw:style-name="gr1" draw:text-style-name="P2" svg:width="0.4287in" svg:height="0.1287in" svg:x="2.6811in" svg:y="9.1228in" draw:control="control18"/><draw:control text:anchor-type="paragraph" draw:z-index="18" draw:style-name="gr1" draw:text-style-name="P2" svg:width="0.4287in" svg:height="0.1287in" svg:x="2.6772in" svg:y="9.352in" draw:control="control19"/><draw:control text:anchor-type="paragraph" draw:z-index="19" draw:style-name="gr1" draw:text-style-name="P2" svg:width="0.4287in" svg:height="0.1287in" svg:x="2.6772in" svg:y="9.5772in" draw:control="control20"/><draw:control text:anchor-type="paragraph" draw:z-index="20" draw:style-name="gr1" draw:text-style-name="P2" svg:width="0.4287in" svg:height="0.1287in" svg:x="3.1437in" svg:y="9.1272in" draw:control="control21"/><draw:control text:anchor-type="paragraph" draw:z-index="21" draw:style-name="gr1" draw:text-style-name="P2" svg:width="0.4287in" svg:height="0.1287in" svg:x="3.1437in" svg:y="9.352in" draw:control="control22"/><draw:control text:anchor-type="paragraph" draw:z-index="22" draw:style-name="gr1" draw:text-style-name="P2" svg:width="0.4287in" svg:height="0.1287in" svg:x="3.1437in" svg:y="9.5772in" draw:control="control23"/><draw:control text:anchor-type="paragraph" draw:z-index="23" draw:style-name="gr1" draw:text-style-name="P2" svg:width="0.4287in" svg:height="0.1287in" svg:x="3.6102in" svg:y="9.1228in" draw:control="control24"/><draw:control text:anchor-type="paragraph" draw:z-index="24" draw:style-name="gr1" draw:text-style-name="P2" svg:width="0.4287in" svg:height="0.1287in" svg:x="3.6102in" svg:y="9.352in" draw:control="control25"/><draw:control text:anchor-type="paragraph" draw:z-index="25" draw:style-name="gr1" draw:text-style-name="P2" svg:width="0.4287in" svg:height="0.1287in" svg:x="3.6102in" svg:y="9.5772in" draw:control="control26"/><draw:control text:anchor-type="paragraph" draw:z-index="26" draw:style-name="gr1" draw:text-style-name="P2" svg:width="0.4287in" svg:height="0.1287in" svg:x="4.0728in" svg:y="9.1228in" draw:control="control27"/><draw:control text:anchor-type="paragraph" draw:z-index="27" draw:style-name="gr1" draw:text-style-name="P2" svg:width="0.4287in" svg:height="0.1287in" svg:x="4.0728in" svg:y="9.352in" draw:control="control28"/><draw:control text:anchor-type="paragraph" draw:z-index="28" draw:style-name="gr1" draw:text-style-name="P2" svg:width="0.4287in" svg:height="0.1287in" svg:x="4.0728in" svg:y="9.5772in" draw:control="control29"/><draw:control text:anchor-type="paragraph" draw:z-index="29" draw:style-name="gr1" draw:text-style-name="P2" svg:width="0.4287in" svg:height="0.1287in" svg:x="4.5398in" svg:y="9.352in" draw:control="control30"/><draw:control text:anchor-type="paragraph" draw:z-index="30" draw:style-name="gr1" draw:text-style-name="P2" svg:width="0.4287in" svg:height="0.1287in" svg:x="4.5354in" svg:y="9.5772in" draw:control="control32"/><draw:control text:anchor-type="paragraph" draw:z-index="32" draw:style-name="gr1" draw:text-style-name="P2" svg:width="0.4287in" svg:height="0.1287in" svg:x="5.002in" svg:y="9.352in" draw:control="control33"/><draw:control text:anchor-type="paragraph" draw:z-index="33" draw:style-name="gr1" draw:text-style-name="P2" svg:width="0.4287in" svg:height="0.1287in" svg:x="5.002in" svg:y="9.5772in" draw:control="control34"/><draw:control text:anchor-type="paragraph" draw:z-index="31" draw:style-name="gr1" draw:text-style-name="P2" svg:width="0.4287in" svg:height="0.1287in" svg:x="5.0063in" svg:y="9.1272in" draw:control="control31"/><draw:control text:anchor-type="paragraph" draw:z-index="34" draw:style-name="gr1" draw:text-style-name="P2" svg:width="0.4287in" svg:height="0.1287in" svg:x="6.3937in" svg:y="9.1228in" draw:control="control35"/><draw:control text:anchor-type="paragraph" draw:z-index="35" draw:style-name="gr1" draw:text-style-name="P2" svg:width="0.4287in" svg:height="0.1287in" svg:x="5.9272in" svg:y="9.1272in" draw:control="control36"/><draw:control text:anchor-type="paragraph" draw:z-index="36" draw:style-name="gr1" draw:text-style-name="P2" svg:width="0.4287in" svg:height="0.1287in" svg:x="5.4689in" svg:y="9.1272in" draw:control="control37"/><draw:control text:anchor-type="paragraph" draw:z-index="37" draw:style-name="gr1" draw:text-style-name="P2" svg:width="0.4287in" svg:height="0.1287in" svg:x="5.4646in" svg:y="9.352in" draw:control="control38"/><draw:control text:anchor-type="paragraph" draw:z-index="38" draw:style-name="gr1" draw:text-style-name="P2" svg:width="0.4287in" svg:height="0.1287in" svg:x="5.9311in" svg:y="9.352in" draw:control="control39"/><draw:control text:anchor-type="paragraph" draw:z-index="39" draw:style-name="gr1" draw:text-style-name="P2" svg:width="0.4287in" svg:height="0.1287in" svg:x="5.4646in" svg:y="9.5728in" draw:control="control40"/><draw:control text:anchor-type="paragraph" draw:z-index="40" draw:style-name="gr1" draw:text-style-name="P2" svg:width="0.4287in" svg:height="0.1287in" svg:x="5.9311in" svg:y="9.5646in" draw:control="control41"/><draw:control text:anchor-type="paragraph" draw:z-index="41" draw:style-name="gr1" draw:text-style-name="P2" svg:width="0.4287in" svg:height="0.1287in" svg:x="6.3937in" svg:y="9.5602in" draw:control="control42"/><draw:control text:anchor-type="paragraph" draw:z-index="42" draw:style-name="gr1" draw:text-style-name="P2" svg:width="0.2079in" svg:height="0.1098in" svg:x="6.8528in" svg:y="9.0862in" draw:control="control43"/><draw:control text:anchor-type="paragraph" draw:z-index="43" draw:style-name="gr1" draw:text-style-name="P2" svg:width="0.2079in" svg:height="0.1098in" svg:x="7.1291in" svg:y="9.1811in" draw:control="control44"/><draw:control text:anchor-type="paragraph" draw:z-index="44" draw:style-name="gr1" draw:text-style-name="P2" svg:width="0.2079in" svg:height="0.1098in" svg:x="6.8508in" svg:y="9.3098in" draw:control="control45"/><draw:control text:anchor-type="paragraph" draw:z-index="45" draw:style-name="gr1" draw:text-style-name="P2" svg:width="0.2079in" svg:height="0.1098in" svg:x="7.1272in" svg:y="9.4047in" draw:control="control46"/><draw:control text:anchor-type="paragraph" draw:z-index="46" draw:style-name="gr1" draw:text-style-name="P2" svg:width="0.2079in" svg:height="0.1098in" svg:x="6.8484in" svg:y="9.5346in" draw:control="control47"/><draw:control text:anchor-type="paragraph" draw:z-index="47" draw:style-name="gr1" draw:text-style-name="P2" svg:width="0.2079in" svg:height="0.1098in" svg:x="7.1311in" svg:y="9.639in" draw:control="control48"/><draw:control text:anchor-type="paragraph" draw:z-index="48" draw:style-name="gr1" draw:text-style-name="P2" svg:width="0.4287in" svg:height="0.1287in" svg:x="6.389in" svg:y="9.352in" draw:control="control49"/><draw:control text:anchor-type="paragraph" draw:z-index="49" draw:style-name="gr1" draw:text-style-name="P2" svg:width="0.2378in" svg:height="0.1398in" svg:x="6.0862in" svg:y="7.8126in" draw:control="control50"/><draw:control text:anchor-type="paragraph" draw:z-index="50" draw:style-name="gr1" draw:text-style-name="P2" svg:width="0.2378in" svg:height="0.1398in" svg:x="6.098in" svg:y="8.0492in" draw:control="control51"/><draw:control text:anchor-type="paragraph" draw:z-index="51" draw:style-name="gr1" draw:text-style-name="P2" svg:width="0.4571in" svg:height="0.1398in" svg:x="6.098in" svg:y="8.2835in" draw:control="control52"/><draw:control text:anchor-type="paragraph" draw:z-index="52" draw:style-name="gr1" draw:text-style-name="P3" svg:width="0.2913in" svg:height="0.1941in" svg:x="6.8819in" svg:y="7.7756in" draw:control="control53"/><draw:control text:anchor-type="paragraph" draw:z-index="53" draw:style-name="gr1" draw:text-style-name="P3" svg:width="0.2732in" svg:height="0.1941in" svg:x="6.8819in" svg:y="8.0138in" draw:control="control54"/><draw:control text:anchor-type="paragraph" draw:z-index="54" draw:style-name="gr1" draw:text-style-name="P3" svg:width="0.2677in" svg:height="0.1941in" svg:x="6.8839in" svg:y="8.2583in" draw:control="control55"/><draw:control text:anchor-type="paragraph" draw:z-index="55" draw:style-name="gr1" draw:text-style-name="P4" svg:width="0.2378in" svg:height="0.1795in" svg:x="5.5756in" svg:y="7.7835in" draw:control="control56"/><draw:control text:anchor-type="paragraph" draw:z-index="56" draw:style-name="gr1" draw:text-style-name="P4" svg:width="0.2378in" svg:height="0.1795in" svg:x="5.5756in" svg:y="8.2673in" draw:control="control57"/><draw:control text:anchor-type="paragraph" draw:z-index="57" draw:style-name="gr1" draw:text-style-name="P2" svg:width="0.226in" svg:height="0.135in" svg:x="0.3846in" svg:y="9.1264in" draw:control="control58"/><draw:control text:anchor-type="paragraph" draw:z-index="58" draw:style-name="gr1" draw:text-style-name="P2" svg:width="0.226in" svg:height="0.135in" svg:x="0.3874in" svg:y="9.3417in" draw:control="control59"/><draw:control text:anchor-type="paragraph" draw:z-index="59" draw:style-name="gr1" draw:text-style-name="P2" svg:width="0.226in" svg:height="0.135in" svg:x="0.3984in" svg:y="9.5717in" draw:control="control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16in" fo:margin-bottom="0.1799in" fo:margin-left="0.3854in" fo:margin-right="0.4165in" fo:background-color="transparent" style:writing-mode="lr-tb" style:footnote-max-height="0in">
        <style:background-image xlink:href="Pictures/100000000000063F00000922552EBE4A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S </meta:initial-creator>
    <meta:creation-date>2018-09-25T16:35:46.86</meta:creation-date>
    <dc:date>2019-05-20T15:17:06.11</dc:date>
    <dc:creator>Austin Ibele</dc:creator>
    <meta:editing-duration>PT1H19M32S</meta:editing-duration>
    <meta:editing-cycles>16</meta:editing-cycles>
    <meta:generator>OpenOffice/4.1.6$Win32 OpenOffice.org_project/416m1$Build-9790</meta:generator>
    <meta:printed-by>ERS </meta:printed-by>
    <meta:print-date>2018-09-25T16:53:40.01</meta:print-date>
    <meta:document-statistic meta:table-count="0" meta:image-count="0" meta:object-count="0" meta:page-count="1" meta:paragraph-count="0" meta:word-count="0" meta:character-count="0"/>
  </office:meta>
</office:document-meta>
</file>